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5E0000005E47394922.png" manifest:media-type="image/png"/>
  <manifest:file-entry manifest:full-path="Pictures/100000000000032000000258EC8EC29B.png" manifest:media-type="image/png"/>
  <manifest:file-entry manifest:full-path="Pictures/1000000000000320000002582C51995A.png" manifest:media-type="image/png"/>
  <manifest:file-entry manifest:full-path="Pictures/100000000000032000000258217E47D0.png" manifest:media-type="image/png"/>
  <manifest:file-entry manifest:full-path="Pictures/100000000000032000000258EC0B43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11.355cm"/>
    </style:style>
    <style:style style:name="pr2" style:family="presentation" style:parent-style-name="lyt-roundedrect-subtitle">
      <style:graphic-properties draw:fill-color="#ffffff" draw:auto-grow-height="true" fo:min-height="4.826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7cm"/>
    </style:style>
    <style:style style:name="pr5" style:family="presentation" style:parent-style-name="lyt-roundedrect-outline1">
      <style:graphic-properties fo:min-height="12.183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color="#000000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32pt"/>
    </style:style>
    <style:style style:name="T1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text-style-name="P1" draw:layer="layout" svg:width="25.191cm" svg:height="11.355cm" svg:x="1.399cm" svg:y="0.837cm" presentation:class="title" presentation:user-transformed="true">
          <draw:text-box>
            <text:p text:style-name="P1"><text:span text:style-name="T1">CORTEX-R4 ARCHITEKTŪROS MIKROVALDIKLIO SAVYBIŲ TYRIMAS</text:span></text:p>
          </draw:text-box>
        </draw:frame>
        <draw:frame presentation:style-name="pr2" draw:text-style-name="P3" draw:layer="layout" svg:width="22.593cm" svg:height="4.826cm" svg:x="3.061cm" svg:y="14.986cm" presentation:class="subtitle" presentation:user-transformed="true">
          <draw:text-box>
            <text:p text:style-name="P2">Studentas <text:s text:c="39"/>Mindaugas Kurmauskas</text:p>
            <text:p text:style-name="P2">Darbo vadovas <text:s text:c="31"/>dr. Mindaugas Viliūnas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2.993cm" svg:height="3.507cm" svg:x="0.999cm" svg:y="0.837cm" presentation:class="title" presentation:placeholder="true">
          <draw:text-box/>
        </draw:frame>
        <draw:frame presentation:style-name="pr5" draw:layer="layout" svg:width="22.593cm" svg:height="12.183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Sky" xlink:href="Pictures/100000000000005E0000005E47394922.png" xlink:type="simple" xlink:show="embed" xlink:actuate="onLoad"/>
    <draw:fill-image draw:name="bluelines2" xlink:href="Pictures/100000000000032000000258EC0B43F6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gradient-name="Linear_20_blue_2f_white" draw:fill-image-name="Sky" draw:fill-image-width="100%" draw:fill-image-height="100%" style:repeat="no-repeat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Sky" draw:fill-image-width="100%" draw:fill-image-height="100%" style:repeat="no-repeat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Linear_20_blue_2f_white" draw:fill-image-name="Sky" draw:fill-image-width="100%" draw:fill-image-height="100%" style:repeat="no-repeat"/>
    </style:style>
    <style:style style:name="Mdp2" style:family="drawing-page">
      <style:drawing-page-properties draw:background-size="border" draw:fill="bitmap" draw:fill-image-name="Sky" draw:fill-image-width="100%" draw:fill-image-height="100%" style:repeat="no-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2.993cm" svg:height="3.507cm" svg:x="0.999cm" svg:y="0.837cm" presentation:class="title" presentation:placeholder="true">
        <draw:text-box/>
      </draw:frame>
      <draw:frame presentation:style-name="lyt-roundedrect-outline1" draw:layer="backgroundobjects" svg:width="22.593cm" svg:height="12.183cm" svg:x="1.399cm" svg:y="4.915cm" presentation:class="outline" presentation:placeholder="true">
        <draw:text-box/>
      </draw:frame>
      <draw:frame presentation:style-name="Mpr4" draw:text-style-name="MP4" draw:layer="backgroundobjects" svg:width="6.521cm" svg:height="1.448cm" svg:x="1.399cm" svg:y="19.13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2cm" svg:height="1.448cm" svg:x="8.373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1cm" svg:height="1.448cm" svg:x="17.87cm" svg:y="19.13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21:54:24</meta:creation-date>
    <dc:date>2013-05-28T23:56:44</dc:date>
    <meta:editing-duration>PT13M28S</meta:editing-duration>
    <meta:editing-cycles>1</meta:editing-cycles>
    <meta:document-statistic meta:object-count="40"/>
    <meta:generator>LibreOffice/3.5$Linux_x86 LibreOffice_project/350m1$Build-2</meta:generator>
  </office:meta>
</office:document-meta>
</file>